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2101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.65994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3697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.8382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.3502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6.7643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.5949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9771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3378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4842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7294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047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8945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0791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0937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432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2505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635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757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893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889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880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900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0606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9.6269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3822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05715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7600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415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0550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5264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0.9816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3.9084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89032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3831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6610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9197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2566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4396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6014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1673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0301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7.8607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1.0155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093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.1373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7587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2.8929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.3310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8041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4101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4541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8807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2315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52577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2.0038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1162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2179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3769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861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4263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99177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101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5726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7294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139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3679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4.5994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868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2656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532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792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448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62599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6268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7052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5442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4596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float" office:value="84648" calcext:value-type="float">
            <text:p>8464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05551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3508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6406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5131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5858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6854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03595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1168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19983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51309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6297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74085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8686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959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3638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359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238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5604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6157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1974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0590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6167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5548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6502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7.0336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3053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3426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5573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7828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9529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228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9628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5558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4722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85962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19614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5.5811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.74562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7.9546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8.3858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9.279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9.7523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.58161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0313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5937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2.817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1.90042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2469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7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743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8655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.0607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0.8048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3.0688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386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1.89575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2.1054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2.60166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3.3275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.8929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.6231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4253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3.68328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90622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284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4283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6907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9302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2670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87413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2187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03643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01719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.0426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2.9488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638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4905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809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0172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24776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7675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9698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1417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555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4644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1975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9068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9874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9486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805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8383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865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float" office:value="56039" calcext:value-type="float">
            <text:p>56039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2779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79029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7020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86831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5100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.7778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37467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8119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2467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73304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981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0386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89999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1115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3697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5480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7166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8254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04959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46057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4550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8417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7079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1623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1736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1551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8581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7637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9912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77846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1431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95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5384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5697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63973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382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45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461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517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5554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6.0029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2.3115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0647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2946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2226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4556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3502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052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219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938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799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2501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76601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4900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4747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707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1578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19822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float" office:value="96398" calcext:value-type="float">
            <text:p>96398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6052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1270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.283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551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1862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2450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65385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1.9500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2.4261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.1453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14354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525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69342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10059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8872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2648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0386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2859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0.56039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0.368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.9074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6853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2566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2.9458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638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4905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809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0172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2477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2.03877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2.5352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3.2600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.82537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.55446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0957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3464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82298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1679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.5241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4541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2329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8205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895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98893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1790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7202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4427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0879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75907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0606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9.6269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3822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0571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76009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15699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2427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5622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68237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7968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2095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3800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5475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7127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8560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91299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7731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5885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float" office:value="92605" calcext:value-type="float">
            <text:p>9260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6647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348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479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5745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6905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876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.8366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117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422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6206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.8734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.7872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.9961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.3003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.661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6.22425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6422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40709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72161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3663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.0082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086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138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1199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17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206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160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359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506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685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96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461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7299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0214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2129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4547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409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4533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8799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2308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52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58:04.018967054</meta:creation-date>
    <dc:date>2018-12-07T14:00:24.711844156</dc:date>
    <meta:editing-duration>PT2M21S</meta:editing-duration>
    <meta:editing-cycles>1</meta:editing-cycles>
    <meta:document-statistic meta:table-count="1" meta:cell-count="1056" meta:object-count="0"/>
    <meta:generator>LibreOffice_Vanilla/5.4.4.3$MacOSX_X86_64 LibreOffice_project/327ad42f4b641f37cf4dd9936346bc386252669a</meta:generator>
  </office:meta>
</office:document-meta>
</file>